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434cm" svg:height="0.388cm" svg:x="2.926cm" svg:y="1.4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0.396cm" svg:height="0.388cm" svg:x="2.978cm" svg:y="1.08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0.442cm" svg:height="0.388cm" svg:x="2.926cm" svg:y="1.79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0.589cm" svg:height="0.444cm" svg:x="4.839cm" svg:y="0.8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layer="layout" svg:width="0.591cm" svg:height="0.444cm" svg:x="4.828cm" svg:y="1.5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layer="layout" svg:width="0.459cm" svg:height="0.388cm" svg:x="7.039cm" svg:y="0.85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layer="layout" svg:width="0.479cm" svg:height="0.388cm" svg:x="7.04cm" svg:y="1.56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1" draw:layer="layout" svg:width="0.849cm" svg:height="0.911cm" svg:x="3.969cm" svg:y="0.27cm">
          <draw:text-box>
            <text:p><text:span text:style-name="T1">آقا</text:span></text:p>
          </draw:text-box>
        </draw:frame>
        <draw:frame draw:style-name="gr2" draw:text-style-name="P1" draw:layer="layout" svg:width="1.171cm" svg:height="0.911cm" svg:x="5.961cm" svg:y="0.299cm">
          <draw:text-box>
            <text:p><text:span text:style-name="T1">غلام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12T20:23:34</dc:date>
    <dc:creator>kkk </dc:creator>
    <meta:editing-duration>PT13H57M9S</meta:editing-duration>
    <meta:editing-cycles>58</meta:editing-cycles>
    <meta:generator>LibreOffice/3.3$Linux LibreOffice_project/330m19$Build-401</meta:generator>
    <meta:document-statistic meta:object-count="9"/>
  </office:meta>
</office:document-meta>
</file>

<file path=Object 1/content.xml><?xml version="1.0" encoding="utf-8"?>
<math xmlns="http://www.w3.org/1998/Math/MathML">
  <semantics>
    <mi>C</mi>
    <annotation encoding="StarMath 5.0">C</annotation>
  </semantics>
</math>
</file>

<file path=Object 10/content.xml><?xml version="1.0" encoding="utf-8"?>
<math xmlns="http://www.w3.org/1998/Math/MathML">
  <semantics>
    <mi>Q</mi>
    <annotation encoding="StarMath 5.0">Q</annotation>
  </semantics>
</math>
</file>

<file path=Object 12/content.xml><?xml version="1.0" encoding="utf-8"?>
<math xmlns="http://www.w3.org/1998/Math/MathML">
  <semantics>
    <mover accent="true">
      <mi>Q</mi>
      <mo>¯</mo>
    </mover>
    <annotation encoding="StarMath 5.0">{overline{Q}}</annotation>
  </semantics>
</math>
</file>

<file path=Object 3/content.xml><?xml version="1.0" encoding="utf-8"?>
<math xmlns="http://www.w3.org/1998/Math/MathML">
  <semantics>
    <mi>S</mi>
    <annotation encoding="StarMath 5.0">S</annotation>
  </semantics>
</math>
</file>

<file path=Object 5/content.xml><?xml version="1.0" encoding="utf-8"?>
<math xmlns="http://www.w3.org/1998/Math/MathML">
  <semantics>
    <mi>R</mi>
    <annotation encoding="StarMath 5.0">R</annotation>
  </semantics>
</math>
</file>

<file path=Object 7/content.xml><?xml version="1.0" encoding="utf-8"?>
<math xmlns="http://www.w3.org/1998/Math/MathML">
  <semantics>
    <msub>
      <mi>Q</mi>
      <mi>a</mi>
    </msub>
    <annotation encoding="StarMath 5.0">Q_a</annotation>
  </semantics>
</math>
</file>

<file path=Object 9/content.xml><?xml version="1.0" encoding="utf-8"?>
<math xmlns="http://www.w3.org/1998/Math/MathML">
  <semantics>
    <msub>
      <mover accent="true">
        <mi>Q</mi>
        <mo>¯</mo>
      </mover>
      <mi>a</mi>
    </msub>
    <annotation encoding="StarMath 5.0">{overline{Q}}_a</annotation>
  </semantics>
</math>
</file>